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Meeting : Software Engineering Group – Rhinodog Studios<text:line-break/><text:line-break/>Sunday January 24<text:span text:style-name="T1">th</text:span>, 2010<text:line-break/><text:line-break/>Discussion: What to do for project.<text:line-break/><text:line-break/>-We know that we want to work with OpenGl, and possibly OpenAl for the sound. <text:line-break/>-From a similar discussion, we decided to work on a simple 2D platforming game in the same style as Super Mario, with a Merrimack CS Department basic look. <text:line-break/>-Experimenting with Level design, shading, as well as different animation styles.<text:line-break/>-We need to look at code first before going into the more detailed implementation, so we need to get basic features to work before anything. <text:line-break/>-Gravity, collision detection, and level design are the elephants in the room, and are important things to consider when we start to move forward with this project. <text:line-break/>-Gravity: if you aren't standing on anything, or jumping, then you are falling.</text:p>
      <text:p text:style-name="Standard">-Audio must be done within the next 2 weeks. <text:line-break/><text:line-break/>Milestones for this Project:<text:line-break/><text:tab/>1.) <text:s/>Understanding how the graphics system works<text:line-break/><text:tab/>2.) Understanding how the audio system works<text:line-break/><text:tab/>3.) Character movement<text:line-break/><text:tab/>4.) Gravity and Collision detection<text:line-break/><text:tab/>5.) World structure Enemy AI and pathfinding<text:line-break/><text:tab/>6.) Character states and character attributes</text:p>
      <text:p text:style-name="Standard"><text:tab/>7.) <text:s/>Enemy AI and pathfinding<text:line-break/><text:tab/>8.) Game structure<text:line-break/><text:tab/>9.) Level Design<text:line-break/><text:tab/>10.) Game testing<text:line-break/><text:line-break/>Roles for This Coming Week:</text:p>
      <text:p text:style-name="Standard"><text:line-break/>Jon – Understanding openGL and looking at openAL and f-Mod<text:line-break/>Ryan – Look at character movement and Gravity<text:line-break/>Mike – World structure<text:line-break/>Tony – Collision detection and understanding openG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io</meta:initial-creator>
    <meta:creation-date>2010-01-24T22:27:35</meta:creation-date>
    <dc:date>2010-01-26T21:21:25.63</dc:date>
    <meta:editing-duration>PT03H54M20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234" meta:character-count="1453"/>
    <meta:user-defined meta:name="Info 1"/>
    <meta:user-defined meta:name="Info 2"/>
    <meta:user-defined meta:name="Info 3"/>
    <meta:user-defined meta:name="Info 4"/>
  </office:meta>
</office:document-meta>
</file>